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Sudo issue</text:p>
          </table:table-cell>
          <table:table-cell table:number-columns-repeated="2"/>
          <table:table-cell office:value-type="string">
            <text:p>Eric is tackling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mporting multiple window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abs</text:p>
          </table:table-cell>
          <table:table-cell office:value-type="string">
            <text:p><text:a xlink:href="https://www.youtube.com/watch?v=i4rau-6PhNM">https://www.youtube.com/watch?v=i4rau-6PhNM</text:a>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Full screen, no menu ba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4">
          <table:table-cell table:number-columns-repeated="8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2"/>
          <table:table-cell office:value-type="string">
            <text:p>This was not actually asked for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2"/>
          <table:table-cell office:value-type="string">
            <text:p>Actually yes it was, and we agreed to matplotlib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Display/graph some data</text:p>
          </table:table-cell>
          <table:table-cell table:number-columns-repeated="2"/>
          <table:table-cell office:value-type="string">
            <text:p>Moving to monkey wrench some data into it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ad style she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yout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lasses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Frequency handler</text:p>
          </table:table-cell>
          <table:table-cell office:value-type="string">
            <text:p>save in Hz, read in Ghz.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Powerhandler</text:p>
          </table:table-cell>
          <table:table-cell office:value-type="string">
            <text:p>default to dBm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enum uni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quick rewrite to make use of enums, classes and handler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class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generato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detecto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settings?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ain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et freq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pw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_ip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et sweep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F Signal Generator mo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Input</text:p>
          </table:table-cell>
          <table:table-cell office:value-type="string">
            <text:p>Output Frequenc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Output 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RF On / Off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Display</text:p>
          </table:table-cell>
          <table:table-cell office:value-type="string">
            <text:p>Output Frequenc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Output 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RF On / Off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Lock indication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RF Detector Mod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tatic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Radio on/off button enabled/showed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OUTPUT: big ass numb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weep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start freq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Some sorta checker to prevent backwards frequency scanning?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stop freq</text:p>
          </table:table-cell>
          <table:table-cell table:number-columns-repeated="4" office:value-type="string">
            <text:p>x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step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OUTPUT: matplotlib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OUTPUT: pulling data transiently!!!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Setting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Network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Dynamic vs static toggle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ip_addres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netmask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gatewa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software updat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Install / factory reset monkey wrenc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rogress bar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Write backend interrupt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what is the refresh speed?</text:p>
          </table:table-cell>
          <table:table-cell table:number-columns-repeated="6" office:value-type="string">
            <text:p>x</text:p>
          </table:table-cell>
          <table:table-cell office:value-type="string">
            <text:p>&gt;500 sec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socket handl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threaded poller?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Stylesheet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Framework to proprogate style sheets to all widgets/new windows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Goal is to look good on pi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BACK AND FORTH PI TESTS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office:value-type="string">
            <text:p>Iter_1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Tabs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Progress bars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darker boarder on buttons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Non primary colors – sleek </text:p>
          </table:table-cell>
          <table:table-cell office:value-type="string">
            <text:p>ask renee – Apsis colors?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BigAssNumber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ter_2</text:p>
          </table:table-cell>
          <table:table-cell office:value-type="string">
            <text:p>Targeting Size, Shape, alignments, toggle – IGNORE COLO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ab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iz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hap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lig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ogg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gress bar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iz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hap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lig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ogg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tt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iz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hap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lig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ogg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roupboxe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iz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hap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lig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ogg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igAssNumber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iz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hap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lig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ogg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LL Lock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iz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hap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lig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ogg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tplotlib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iz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hap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lig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oggle</text:p>
          </table:table-cell>
          <table:table-cell table:number-columns-repeated="1021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10/26/2021</text:date>, <text:time>00:0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8H2M37S</meta:editing-duration>
    <meta:editing-cycles>646</meta:editing-cycles>
    <meta:generator>OpenOffice/4.1.11$Win32 OpenOffice.org_project/4111m1$Build-9808</meta:generator>
    <dc:date>2021-10-26T00:02:02.06</dc:date>
    <dc:creator>flamingpope </dc:creator>
    <meta:document-statistic meta:table-count="1" meta:cell-count="443" meta:object-count="0"/>
    <meta:user-defined meta:name="Info 1"/>
    <meta:user-defined meta:name="Info 2"/>
    <meta:user-defined meta:name="Info 3"/>
    <meta:user-defined meta:name="Info 4"/>
  </office:meta>
</office:document-meta>
</file>